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opacity="100%" draw:textarea-horizontal-align="center" draw:textarea-vertical-align="middle"/>
    </style:style>
    <style:style style:name="gr2" style:family="graphic" style:parent-style-name="standard">
      <style:graphic-properties draw:fill-color="#ff8080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-color="#ffffcc" draw:textarea-horizontal-align="left" draw:textarea-vertical-align="top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 style:text-autospace="none"/>
      <style:text-properties fo:color="#000000" fo:font-family="Arial" fo:language="zh" fo:country="CN" fo:font-weight="bold" style:font-family-asian="宋体" style:font-size-asian="32pt" style:language-asian="zh" style:country-asian="CN" style:font-weight-asian="bold" style:font-weight-complex="bold"/>
    </style:style>
    <style:style style:name="P5" style:family="paragraph">
      <style:paragraph-properties fo:margin-left="0cm" fo:margin-right="0cm" fo:text-indent="0cm" style:text-autospace="none"/>
      <style:text-properties fo:color="#000000" fo:font-family="Arial" fo:language="zh" fo:country="CN" style:font-family-asian="宋体" style:font-size-asian="28pt" style:language-asian="zh" style:country-asian="CN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text-outline="false" style:text-line-through-style="none" fo:font-family="楷体_GB2312" style:font-family-generic="modern" style:font-pitch="fixed" fo:font-size="28pt" fo:language="zh" fo:country="CN" fo:font-style="normal" fo:text-shadow="none" style:text-underline-style="none" fo:font-weight="bold" style:font-family-asian="楷体_GB2312" style:font-family-generic-asian="modern" style:font-pitch-asian="fixed" style:font-size-asian="18pt" style:language-asian="zh" style:country-asian="CN" style:font-style-asian="normal" style:font-weight-asian="bold" style:font-family-complex="Tahoma" style:font-pitch-complex="variable" style:font-size-complex="18pt" style:font-style-complex="normal" style:font-weight-complex="bold" style:text-emphasize="none" style:font-relief="none"/>
    </style:style>
    <style:style style:name="T3" style:family="text">
      <style:text-properties fo:font-family="楷体_GB2312" style:font-family-generic="modern" style:font-pitch="fixed" fo:font-weight="bold" style:font-family-asian="楷体_GB2312" style:font-family-generic-asian="modern" style:font-pitch-asian="fixed" style:font-weight-asian="bold"/>
    </style:style>
    <style:style style:name="T4" style:family="text">
      <style:text-properties fo:color="#000000" style:text-outline="false" style:text-line-through-style="none" fo:font-family="楷体_GB2312" style:font-family-generic="modern" style:font-pitch="fixed" fo:font-size="20pt" fo:language="zh" fo:country="CN" fo:font-style="normal" fo:text-shadow="none" style:text-underline-style="none" fo:font-weight="normal" style:font-family-asian="楷体_GB2312" style:font-family-generic-asian="modern" style:font-pitch-asian="fixed" style:font-size-asian="20pt" style:language-asian="zh" style:country-asian="CN" style:font-style-asian="normal" style:font-weight-asian="normal" style:font-family-complex="Tahoma" style:font-pitch-complex="variable" style:font-size-complex="18pt" style:font-style-complex="normal" style:font-weight-complex="bold" style:text-emphasize="none" style:font-relief="none"/>
    </style:style>
    <style:style style:name="T5" style:family="text">
      <style:text-properties fo:color="#000000" style:text-outline="false" style:text-line-through-style="none" fo:font-family="楷体_GB2312" style:font-family-generic="modern" style:font-pitch="fixed" fo:font-size="20pt" fo:language="en" fo:country="US" fo:font-style="normal" fo:text-shadow="none" style:text-underline-style="none" fo:font-weight="normal" style:font-family-asian="楷体_GB2312" style:font-family-generic-asian="modern" style:font-pitch-asian="fixed" style:font-size-asian="20pt" style:language-asian="zh" style:country-asian="CN" style:font-style-asian="normal" style:font-weight-asian="normal" style:font-family-complex="Tahoma" style:font-pitch-complex="variable" style:font-size-complex="18pt" style:font-style-complex="normal" style:font-weight-complex="bold" style:text-emphasize="none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cm" svg:height="2cm" svg:x="13.581cm" svg:y="4.919cm">
          <text:p text:style-name="P1">Data ...</text:p>
        </draw:rect>
        <draw:rect draw:style-name="gr2" draw:text-style-name="P1" draw:id="id1" draw:layer="layout" svg:width="3.5cm" svg:height="1.5cm" svg:x="4.081cm" svg:y="2.419cm">
          <text:p text:style-name="P1">PCB</text:p>
        </draw:rect>
        <draw:rect draw:style-name="gr2" draw:text-style-name="P1" draw:id="id2" draw:layer="layout" svg:width="3.5cm" svg:height="1.5cm" svg:x="11.881cm" svg:y="2.419cm">
          <text:p text:style-name="P1">PCB</text:p>
        </draw:rect>
        <draw:rect draw:style-name="gr1" draw:text-style-name="P1" draw:layer="layout" svg:width="2.5cm" svg:height="2cm" svg:x="3.06cm" svg:y="4.919cm">
          <text:p text:style-name="P1">... <text:s/>Text</text:p>
        </draw:rect>
        <draw:rect draw:style-name="gr3" draw:text-style-name="P2" draw:layer="layout" svg:width="8.021cm" svg:height="2cm" svg:x="5.56cm" svg:y="4.919cm">
          <text:p text:style-name="P1">Data <text:s text:c="11"/>... <text:s text:c="12"/>Text</text:p>
        </draw:rect>
        <draw:line draw:style-name="gr4" draw:text-style-name="P2" draw:layer="layout" svg:x1="3.06cm" svg:y1="4.919cm" svg:x2="16.56cm" svg:y2="4.919cm">
          <text:p text:style-name="P6"/>
        </draw:line>
        <draw:line draw:style-name="gr4" draw:text-style-name="P2" draw:layer="layout" svg:x1="3.06cm" svg:y1="6.919cm" svg:x2="16.56cm" svg:y2="6.919cm">
          <text:p text:style-name="P6"/>
        </draw:line>
        <draw:line draw:style-name="gr5" draw:text-style-name="P2" draw:layer="layout" svg:x1="5.081cm" svg:y1="3.919cm" svg:x2="5.081cm" svg:y2="4.919cm">
          <text:p text:style-name="P6"/>
        </draw:line>
        <draw:line draw:style-name="gr5" draw:text-style-name="P2" draw:layer="layout" svg:x1="6.581cm" svg:y1="3.919cm" svg:x2="6.581cm" svg:y2="4.919cm">
          <text:p text:style-name="P6"/>
        </draw:line>
        <draw:line draw:style-name="gr5" draw:text-style-name="P2" draw:layer="layout" svg:x1="12.881cm" svg:y1="3.919cm" svg:x2="12.881cm" svg:y2="4.919cm">
          <text:p text:style-name="P6"/>
        </draw:line>
        <draw:line draw:style-name="gr5" draw:text-style-name="P2" draw:layer="layout" svg:x1="14.381cm" svg:y1="3.919cm" svg:x2="14.381cm" svg:y2="4.919cm">
          <text:p text:style-name="P6"/>
        </draw:line>
        <draw:connector draw:style-name="gr6" draw:text-style-name="P2" draw:layer="layout" svg:x1="7.581cm" svg:y1="3.169cm" svg:x2="11.881cm" svg:y2="3.169cm" draw:start-shape="id1" draw:start-glue-point="1" draw:end-shape="id2" draw:end-glue-point="3">
          <text:p text:style-name="P6"/>
        </draw:connector>
        <draw:line draw:style-name="gr6" draw:text-style-name="P2" draw:layer="layout" svg:x1="2.081cm" svg:y1="3.119cm" svg:x2="4.081cm" svg:y2="3.119cm">
          <text:p text:style-name="P6"/>
        </draw:line>
        <draw:line draw:style-name="gr6" draw:text-style-name="P2" draw:layer="layout" svg:x1="15.381cm" svg:y1="3.119cm" svg:x2="17.381cm" svg:y2="3.119cm">
          <text:p text:style-name="P6"/>
        </draw:line>
        <draw:custom-shape draw:style-name="gr7" draw:text-style-name="P1" draw:layer="layout" svg:width="19.04cm" svg:height="6cm" svg:x="0.441cm" svg:y="7.919cm">
          <text:p text:style-name="P3"><text:span text:style-name="T1"/></text:p>
          <text:p text:style-name="P3"><text:span text:style-name="T1">PCB(Process Control Block)</text:span><text:span text:style-name="T2">包括进程的编号、状态、优先级</text:span></text:p>
          <text:p text:style-name="P3"><text:span text:style-name="T2">以</text:span><text:span text:style-name="T3">及正文段和数据段中数据分布的大概情况。</text:span></text:p>
          <text:p text:style-name="P4"><text:span text:style-name="T4">正文段</text:span><text:span text:style-name="T4">(</text:span><text:span text:style-name="T5">text segment)</text:span><text:span text:style-name="T4">存放该进程的可执行代码。</text:span></text:p>
          <text:p text:style-name="P5"><text:span text:style-name="T4">数据段</text:span><text:span text:style-name="T4">(</text:span><text:span text:style-name="T5">data segment)</text:span><text:span text:style-name="T4">存放进程静态产生的数据结构</text:span></text:p>
          <text:p text:style-name="P1"/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frame draw:style-name="gr8" draw:text-style-name="P6" draw:layer="layout" svg:width="1.5cm" svg:height="0.963cm" svg:x="0.881cm" svg:y="2.456cm">
          <draw:text-box>
            <text:p text:style-name="P6">...</text:p>
          </draw:text-box>
        </draw:frame>
        <draw:frame draw:style-name="gr8" draw:text-style-name="P6" draw:layer="layout" svg:width="1.5cm" svg:height="0.963cm" svg:x="17.381cm" svg:y="2.456cm">
          <draw:text-box>
            <text:p text:style-name="P6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753cm" fo:margin-left="0.381cm" fo:margin-right="0.464cm" fo:page-width="20cm" fo:page-height="1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7-12-02T21:29:20</meta:creation-date>
    <dc:date>2007-12-16T20:30:24</dc:date>
    <dc:language>en-US</dc:language>
    <meta:editing-cycles>12</meta:editing-cycles>
    <meta:editing-duration>PT2H27M36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